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8.6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nverter 5,5 K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rca</text:p>
          </table:table-cell>
          <table:table-cell office:value-type="string">
            <text:p>Modello</text:p>
          </table:table-cell>
          <table:table-cell office:value-type="string">
            <text:p>Codice</text:p>
          </table:table-cell>
          <table:table-cell office:value-type="string">
            <text:p>Listino</text:p>
          </table:table-cell>
          <table:table-cell office:value-type="string">
            <text:p>Scontat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itsubishi</text:p>
          </table:table-cell>
          <table:table-cell office:value-type="string">
            <text:p>Freqrol</text:p>
          </table:table-cell>
          <table:table-cell office:value-type="string">
            <text:p>FR-A740-00126-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emens</text:p>
          </table:table-cell>
          <table:table-cell office:value-type="string">
            <text:p>MM420</text:p>
          </table:table-cell>
          <table:table-cell office:value-type="string">
            <text:p>6SE6420-2UD25-5CA1 (SENZA FILTRO)</text:p>
          </table:table-cell>
          <table:table-cell office:value-type="float" office:value="1030.23">
            <text:p>1030,23</text:p>
          </table:table-cell>
          <table:table-cell table:formula="of:=[.E5]-([.E5]/100)*42" office:value-type="float" office:value="597.5334">
            <text:p>597,53</text:p>
          </table:table-cell>
        </table:table-row>
        <table:table-row table:style-name="ro1">
          <table:table-cell table:number-columns-repeated="3"/>
          <table:table-cell office:value-type="string">
            <text:p>6SE6420-2AD25-5CA1 (CON FILTRO)</text:p>
          </table:table-cell>
          <table:table-cell office:value-type="float" office:value="1166.41">
            <text:p>1166,41</text:p>
          </table:table-cell>
          <table:table-cell table:formula="of:=[.E6]-([.E6]/100)*42" office:value-type="float" office:value="676.5178">
            <text:p>676,5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15.23.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3M48S</meta:editing-duration>
    <meta:editing-cycles>7</meta:editing-cycles>
    <meta:generator>OpenOffice.org/3.2$Win32 OpenOffice.org_project/320m12$Build-9483</meta:generator>
    <dc:date>2010-03-18T15:23:35.43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